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0" svg:font-family="0" style:font-family-generic="roman"/>
    <style:font-face style:name="Ubuntu" svg:font-family="Ubuntu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Frame_20_contents" style:master-page-name="Standard">
      <style:paragraph-properties fo:margin-top="0cm" fo:margin-bottom="0cm" style:contextual-spacing="false" style:page-number="auto"/>
      <style:text-properties style:font-name="0" fo:font-size="12pt" fo:font-style="normal" fo:font-weight="normal" officeooo:rsid="000f035c" officeooo:paragraph-rsid="001087f2" style:font-size-asian="12pt" style:font-style-asian="normal" style:font-weight-asian="normal" style:font-size-complex="9pt"/>
    </style:style>
    <style:style style:name="P2" style:family="paragraph" style:parent-style-name="Frame_20_contents">
      <style:paragraph-properties fo:margin-top="0cm" fo:margin-bottom="0cm" style:contextual-spacing="false"/>
      <style:text-properties style:font-name="0" fo:font-size="12pt" fo:font-style="normal" fo:font-weight="normal" officeooo:rsid="000f035c" officeooo:paragraph-rsid="001087f2" style:font-size-asian="12pt" style:font-style-asian="normal" style:font-weight-asian="normal" style:font-size-complex="9pt"/>
    </style:style>
    <style:style style:name="P3" style:family="paragraph">
      <style:paragraph-properties fo:text-align="center"/>
    </style:style>
    <style:style style:name="gr1" style:family="graphic">
      <style:graphic-properties draw:stroke="solid" svg:stroke-width="0.011cm" svg:stroke-color="#000000" svg:stroke-opacity="100%" draw:stroke-linejoin="miter" draw:fill-color="#00ff00" draw:opacity="50%" draw:textarea-horizontal-align="center" draw:textarea-vertical-align="middle" fo:padding-top="0.005cm" fo:padding-bottom="0.005cm" fo:padding-left="0.005cm" fo:padding-right="0.005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1" draw:z-index="0" draw:name="turtle" draw:style-name="gr1" draw:text-style-name="P3" svg:width="0.881cm" svg:height="0.881cm" svg:x="10.058cm" svg:y="14.407cm" svg:viewBox="0 0 882 882" svg:d="m335 441 106-176 106 176zm106 0v176zm-441 0zm441 441zm441-441zm-441-441zm0 441z">
        <text:p/>
      </draw:path>
      <text:p text:style-name="P1">HOME</text:p>
      <text:p text:style-name="P2">x = 5cm</text:p>
      <text:p text:style-name="P2">FONTFAMILY “Linux Biolinum G”</text:p>
      <text:p text:style-name="P2">FONTWEIGHT “BOLD”</text:p>
      <text:p text:style-name="P2">PENUP FONTSIZE x</text:p>
      <text:p text:style-name="P2">FILLCOLOR “GOLD”</text:p>
      <text:p text:style-name="P2">FONTCOLOR “NAVY”</text:p>
      <text:p text:style-name="P2">SQUARE x TEXT “G”</text:p>
      <text:p text:style-name="P2">FORWARD x</text:p>
      <text:p text:style-name="P2">FILLCOLOR “VIOLET”</text:p>
      <text:p text:style-name="P2">FONTCOLOR “PINK”</text:p>
      <text:p text:style-name="P2">SQUARE x TEXT “L”</text:p>
      <text:p text:style-name="P2">RIGHT 90 FORWARD x</text:p>
      <text:p text:style-name="P2">LEFT 90</text:p>
      <text:p text:style-name="P2">FILLCOLOR “GREEN”</text:p>
      <text:p text:style-name="P2">FONTCOLOR “FUCHSIA”</text:p>
      <text:p text:style-name="P2">SQUARE x TEXT “O”</text:p>
      <text:p text:style-name="P2">BACK x FILLCOLOR “RED”</text:p>
      <text:p text:style-name="P2">FONTCOLOR “BLACK”</text:p>
      <text:p text:style-name="P2">SQUARE x TEXT “O”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0" svg:font-family="0" style:font-family-generic="roman"/>
    <style:font-face style:name="Ubuntu" svg:font-family="Ubuntu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stroke-dash draw:name="Dash_20_1" draw:display-name="Dash 1" draw:style="rect" draw:dots1="1" draw:distance="0cm"/>
    <draw:stroke-dash draw:name="Dash_20_2" draw:display-name="Dash 2" draw:style="rect" draw:dots2="1" draw:dots2-length="0.02cm" draw:distance="0.0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徳彦 小笠原</meta:initial-creator>
    <meta:creation-date>2013-02-09T11:40:06</meta:creation-date>
    <dc:date>2013-02-09T13:08:10</dc:date>
    <dc:creator>徳彦 小笠原</dc:creator>
    <meta:editing-duration>PT1H5M56S</meta:editing-duration>
    <meta:editing-cycles>3</meta:editing-cycles>
    <meta:generator>LibreOffice/4.0.0.3$Linux_x86 LibreOffice_project/7545bee9c2a0782548772a21bc84a9dcc583b89</meta:generator>
    <meta:document-statistic meta:table-count="0" meta:image-count="0" meta:object-count="0" meta:page-count="1" meta:paragraph-count="20" meta:word-count="55" meta:character-count="316" meta:non-whitespace-character-count="281"/>
  </office:meta>
</office:document-meta>
</file>